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fo:min-height="0.32cm" fo:min-width="0.045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.32cm" fo:min-width="0.046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.319cm" fo:min-width="0.045cm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.319cm" fo:min-width="0.046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 fo:min-height="0.394cm" fo:min-width="0.049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 fo:min-height="0.393cm" fo:min-width="0.049cm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 fo:min-height="0.393cm" fo:min-width="0.05cm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 fo:min-height="0.392cm" fo:min-width="0.05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0.392cm" fo:min-width="0.048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0.395cm" fo:min-width="0.048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0.393cm" fo:min-width="0.048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min-height="0.392cm" fo:min-width="0.04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 fo:min-height="0.394cm" fo:min-width="0.05cm"/>
    </style:style>
    <style:style style:name="gr15" style:family="graphic" style:parent-style-name="standard">
      <style:graphic-properties draw:fill="solid" draw:fill-color="#c0c0c0" draw:textarea-horizontal-align="justify" draw:textarea-vertical-align="middle" draw:auto-grow-height="false" fo:min-height="0.393cm" fo:min-width="0.051cm"/>
    </style:style>
    <style:style style:name="gr16" style:family="graphic" style:parent-style-name="standard">
      <style:graphic-properties draw:stroke="dash" draw:stroke-dash="Ultrafine_20_2_20_Dots_20_3_20_Dashes" svg:stroke-width="0.05cm" draw:marker-start-width="0.275cm" draw:marker-end-width="0.275cm" draw:fill="none" draw:textarea-horizontal-align="justify" draw:textarea-vertical-align="middle" draw:auto-grow-height="false" fo:min-height="6.55cm" fo:min-width="8.1cm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2_20_Dots_20_3_20_Dashes" svg:stroke-width="0.05cm" draw:marker-start-width="0.275cm" draw:marker-end-width="0.275cm" draw:fill="none" draw:textarea-horizontal-align="justify" draw:textarea-vertical-align="middle" draw:auto-grow-height="false" fo:min-height="6.5cm" fo:min-width="8.05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44cm" draw:stroke-linejoin="miter" draw:fill="solid" draw:fill-color="#ffffff"/>
    </style:style>
    <style:style style:name="gr19" style:family="graphic" style:parent-style-name="standard">
      <style:graphic-properties draw:stroke="none" svg:stroke-width="0.044cm" draw:stroke-linejoin="miter" draw:fill="solid" draw:fill-color="#000000"/>
    </style:style>
    <style:style style:name="gr20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5cm" fo:min-width="0.95cm" fo:padding-top="0.145cm" fo:padding-bottom="0.145cm" fo:padding-left="0.27cm" fo:padding-right="0.27cm"/>
    </style:style>
    <style:style style:name="gr21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2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0.91cm" fo:padding-top="0.145cm" fo:padding-bottom="0.145cm" fo:padding-left="0.27cm" fo:padding-right="0.27cm"/>
    </style:style>
    <style:style style:name="gr23" style:family="graphic" style:parent-style-name="standard">
      <style:graphic-properties svg:stroke-width="0.04cm" svg:stroke-color="#000000" draw:marker-start-width="0.26cm" draw:marker-end-width="0.26cm" draw:fill="none" draw:fill-color="#c0c0c0" draw:textarea-horizontal-align="justify" draw:textarea-vertical-align="middle" draw:auto-grow-height="false" fo:min-height="0.673cm" fo:min-width="0.542cm" fo:padding-top="0.145cm" fo:padding-bottom="0.145cm" fo:padding-left="0.27cm" fo:padding-right="0.27cm"/>
    </style:style>
    <style:style style:name="gr24" style:family="graphic" style:parent-style-name="objectwithoutfill">
      <style:graphic-properties svg:stroke-width="0.03cm" draw:marker-start="Arrow" draw:marker-start-width="0.245cm" draw:marker-end="" draw:marker-end-width="0.345cm" draw:fill="none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min-height="0.03cm" fo:min-width="0cm" fo:padding-top="0.135cm" fo:padding-bottom="0.135cm" fo:padding-left="0.26cm" fo:padding-right="0.26cm"/>
    </style:style>
    <style:style style:name="gr26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min-height="0.03cm" fo:min-width="0cm" fo:padding-top="0.135cm" fo:padding-bottom="0.135cm" fo:padding-left="0.26cm" fo:padding-right="0.26cm"/>
    </style:style>
    <style:style style:name="gr27" style:family="graphic" style:parent-style-name="standard">
      <style:graphic-properties svg:stroke-width="0.04cm" svg:stroke-color="#000000" draw:marker-start-width="0.26cm" draw:marker-end-width="0.26cm" draw:fill="none" draw:fill-color="#c0c0c0" draw:textarea-horizontal-align="justify" draw:textarea-vertical-align="middle" draw:auto-grow-height="false" fo:min-height="0.633cm" fo:min-width="0.502cm" fo:padding-top="0.145cm" fo:padding-bottom="0.145cm" fo:padding-left="0.27cm" fo:padding-right="0.27cm"/>
    </style:style>
    <style:style style:name="gr28" style:family="graphic" style:parent-style-name="objectwithoutfill">
      <style:graphic-properties svg:stroke-width="0.03cm" draw:marker-start="" draw:marker-start-width="0.245cm" draw:marker-end="Arrowheads_20_1" draw:marker-end-width="0.3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0c0c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 draw:opacity="0%"/>
    </style:style>
    <style:style style:name="P7" style:family="paragraph">
      <loext:graphic-properties draw:fill="none" draw:fill-color="#c0c0c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8" draw:id="id38" draw:layer="layout" svg:width="0.771cm" svg:height="0.804cm" svg:x="3.772cm" svg:y="6.9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77cm" svg:height="0.804cm" svg:x="2.862cm" svg:y="8.46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0.771cm" svg:height="0.804cm" svg:x="4.753cm" svg:y="8.46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4" draw:id="id34" draw:layer="layout" svg:width="0.771cm" svg:height="0.803cm" svg:x="3.352cm" svg:y="9.996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5" draw:id="id35" draw:layer="layout" svg:width="0.77cm" svg:height="0.803cm" svg:x="4.333cm" svg:y="9.996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77cm" svg:height="0.803cm" svg:x="5.315cm" svg:y="9.996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77cm" svg:height="0.803cm" svg:x="2.301cm" svg:y="9.99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9" draw:id="id39" draw:layer="layout" svg:width="0.772cm" svg:height="0.803cm" svg:x="5.875cm" svg:y="5.54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0" draw:id="id40" draw:layer="layout" svg:width="0.77cm" svg:height="0.805cm" svg:x="8.118cm" svg:y="6.9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9" draw:id="id49" draw:layer="layout" svg:width="0.77cm" svg:height="0.803cm" svg:x="7.208cm" svg:y="8.463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" draw:id="id50" draw:layer="layout" svg:width="0.771cm" svg:height="0.804cm" svg:x="9.099cm" svg:y="8.461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1" draw:id="id51" draw:layer="layout" svg:width="0.771cm" svg:height="0.803cm" svg:x="7.698cm" svg:y="9.997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3" draw:id="id53" draw:layer="layout" svg:width="0.77cm" svg:height="0.803cm" svg:x="8.679cm" svg:y="9.996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4" draw:id="id54" draw:layer="layout" svg:width="0.77cm" svg:height="0.803cm" svg:x="9.661cm" svg:y="9.997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2" draw:id="id52" draw:layer="layout" svg:width="0.77cm" svg:height="0.803cm" svg:x="6.647cm" svg:y="9.997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0.771cm" svg:height="0.804cm" svg:x="12.841cm" svg:y="6.927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0.77cm" svg:height="0.804cm" svg:x="11.931cm" svg:y="8.461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6" draw:id="id46" draw:layer="layout" svg:width="0.771cm" svg:height="0.804cm" svg:x="13.822cm" svg:y="8.461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6" draw:id="id56" draw:layer="layout" svg:width="0.771cm" svg:height="0.803cm" svg:x="12.421cm" svg:y="9.99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7" draw:id="id57" draw:layer="layout" svg:width="0.77cm" svg:height="0.803cm" svg:x="13.402cm" svg:y="9.99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8" draw:id="id58" draw:layer="layout" svg:width="0.77cm" svg:height="0.803cm" svg:x="14.384cm" svg:y="9.9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5" draw:id="id55" draw:layer="layout" svg:width="0.77cm" svg:height="0.803cm" svg:x="11.37cm" svg:y="9.99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2" draw:id="id42" draw:layer="layout" svg:width="0.771cm" svg:height="0.803cm" svg:x="14.945cm" svg:y="5.541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4" draw:id="id44" draw:layer="layout" svg:width="0.77cm" svg:height="0.805cm" svg:x="17.187cm" svg:y="6.927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77cm" svg:height="0.803cm" svg:x="16.277cm" svg:y="8.463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0.771cm" svg:height="0.804cm" svg:x="18.168cm" svg:y="8.461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0" draw:id="id60" draw:layer="layout" svg:width="0.771cm" svg:height="0.803cm" svg:x="16.767cm" svg:y="9.99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1" draw:id="id61" draw:layer="layout" svg:width="0.77cm" svg:height="0.803cm" svg:x="17.748cm" svg:y="9.99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2" draw:id="id62" draw:layer="layout" svg:width="0.77cm" svg:height="0.803cm" svg:x="18.73cm" svg:y="9.99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9" draw:id="id59" draw:layer="layout" svg:width="0.77cm" svg:height="0.803cm" svg:x="15.716cm" svg:y="9.99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1" draw:id="id41" draw:layer="layout" svg:width="0.772cm" svg:height="0.803cm" svg:x="10.463cm" svg:y="3.20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0.775cm" svg:height="0.91cm" svg:x="3.78cm" svg:y="18.815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0.775cm" svg:height="0.909cm" svg:x="2.864cm" svg:y="20.551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0.776cm" svg:height="0.909cm" svg:x="4.766cm" svg:y="20.551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7" draw:id="id7" draw:layer="layout" svg:width="0.776cm" svg:height="0.908cm" svg:x="3.357cm" svg:y="22.28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4" draw:id="id14" draw:layer="layout" svg:width="0.774cm" svg:height="0.908cm" svg:x="4.344cm" svg:y="22.28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5" draw:id="id15" draw:layer="layout" svg:width="0.774cm" svg:height="0.908cm" svg:x="5.332cm" svg:y="22.28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6" draw:id="id6" draw:layer="layout" svg:width="0.774cm" svg:height="0.908cm" svg:x="2.3cm" svg:y="22.288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" draw:id="id1" draw:layer="layout" svg:width="0.776cm" svg:height="0.908cm" svg:x="5.895cm" svg:y="17.247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" draw:id="id2" draw:layer="layout" svg:width="0.774cm" svg:height="0.911cm" svg:x="8.151cm" svg:y="18.815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9" draw:id="id9" draw:layer="layout" svg:width="0.774cm" svg:height="0.909cm" svg:x="7.236cm" svg:y="20.553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0.775cm" svg:height="0.909cm" svg:x="9.138cm" svg:y="20.551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1" draw:id="id11" draw:layer="layout" svg:width="0.776cm" svg:height="0.908cm" svg:x="7.728cm" svg:y="22.289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2" draw:id="id12" draw:layer="layout" svg:width="0.775cm" svg:height="0.908cm" svg:x="8.715cm" svg:y="22.288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3" draw:id="id13" draw:layer="layout" svg:width="0.774cm" svg:height="0.908cm" svg:x="9.703cm" svg:y="22.289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0" draw:id="id10" draw:layer="layout" svg:width="0.775cm" svg:height="0.908cm" svg:x="6.671cm" svg:y="22.28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6.558cm" svg:y1="18.022cm" svg:x2="8.264cm" svg:y2="18.948cm" draw:start-shape="id1" draw:start-glue-point="9" draw:end-shape="id2" draw:end-glue-point="5" svg:d="M6558 18022l1706 926" svg:viewBox="0 0 1707 927">
          <text:p/>
        </draw:connector>
        <draw:connector draw:style-name="gr13" draw:text-style-name="P3" draw:layer="layout" draw:type="line" svg:x1="6.008cm" svg:y1="18.022cm" svg:x2="4.442cm" svg:y2="18.948cm" draw:start-shape="id1" draw:start-glue-point="7" draw:end-shape="id3" draw:end-glue-point="11" svg:d="M6008 18022l-1566 926" svg:viewBox="0 0 1567 927">
          <text:p/>
        </draw:connector>
        <draw:connector draw:style-name="gr13" draw:text-style-name="P3" draw:layer="layout" draw:type="line" svg:x1="3.893cm" svg:y1="19.592cm" svg:x2="3.252cm" svg:y2="20.551cm" draw:start-shape="id3" draw:start-glue-point="7" draw:end-shape="id4" draw:end-glue-point="4" svg:d="M3893 19592l-641 959" svg:viewBox="0 0 642 960">
          <text:p/>
        </draw:connector>
        <draw:connector draw:style-name="gr13" draw:text-style-name="P3" draw:layer="layout" draw:type="line" svg:x1="4.442cm" svg:y1="19.592cm" svg:x2="5.154cm" svg:y2="20.551cm" draw:start-shape="id3" draw:start-glue-point="9" draw:end-shape="id5" draw:end-glue-point="4" svg:d="M4442 19592l712 959" svg:viewBox="0 0 713 960">
          <text:p/>
        </draw:connector>
        <draw:connector draw:style-name="gr13" draw:text-style-name="P3" draw:layer="layout" draw:type="line" svg:x1="2.977cm" svg:y1="21.327cm" svg:x2="2.687cm" svg:y2="22.288cm" draw:start-shape="id4" draw:start-glue-point="7" draw:end-shape="id6" draw:end-glue-point="4" svg:d="M2977 21327l-290 961" svg:viewBox="0 0 291 962">
          <text:p/>
        </draw:connector>
        <draw:connector draw:style-name="gr13" draw:text-style-name="P3" draw:layer="layout" draw:type="line" svg:x1="3.526cm" svg:y1="21.327cm" svg:x2="3.745cm" svg:y2="22.288cm" draw:start-shape="id4" draw:start-glue-point="9" draw:end-shape="id7" draw:end-glue-point="4" svg:d="M3526 21327l219 961" svg:viewBox="0 0 220 962">
          <text:p/>
        </draw:connector>
        <draw:connector draw:style-name="gr13" draw:text-style-name="P3" draw:layer="layout" draw:type="line" svg:x1="8.264cm" svg:y1="19.593cm" svg:x2="7.638cm" svg:y2="20.553cm" draw:start-shape="id2" draw:start-glue-point="7" svg:d="M8264 19593l-626 960" svg:viewBox="0 0 627 961">
          <text:p/>
        </draw:connector>
        <draw:connector draw:style-name="gr13" draw:text-style-name="P3" draw:layer="layout" draw:type="line" svg:x1="8.812cm" svg:y1="19.593cm" svg:x2="9.526cm" svg:y2="20.551cm" draw:start-shape="id2" draw:start-glue-point="9" draw:end-shape="id8" draw:end-glue-point="4" svg:d="M8812 19593l714 958" svg:viewBox="0 0 715 959">
          <text:p/>
        </draw:connector>
        <draw:connector draw:style-name="gr13" draw:text-style-name="P3" draw:layer="layout" draw:type="line" svg:x1="7.349cm" svg:y1="21.329cm" svg:x2="7.059cm" svg:y2="22.289cm" draw:start-shape="id9" draw:start-glue-point="7" draw:end-shape="id10" draw:end-glue-point="4" svg:d="M7349 21329l-290 960" svg:viewBox="0 0 291 961">
          <text:p/>
        </draw:connector>
        <draw:connector draw:style-name="gr13" draw:text-style-name="P3" draw:layer="layout" draw:type="line" svg:x1="7.897cm" svg:y1="21.329cm" svg:x2="8.116cm" svg:y2="22.289cm" draw:start-shape="id9" draw:start-glue-point="9" draw:end-shape="id11" draw:end-glue-point="4" svg:d="M7897 21329l219 960" svg:viewBox="0 0 220 961">
          <text:p/>
        </draw:connector>
        <draw:connector draw:style-name="gr13" draw:text-style-name="P3" draw:layer="layout" draw:type="line" svg:x1="9.251cm" svg:y1="21.327cm" svg:x2="9.103cm" svg:y2="22.288cm" draw:start-shape="id8" draw:start-glue-point="7" draw:end-shape="id12" draw:end-glue-point="4" svg:d="M9251 21327l-148 961" svg:viewBox="0 0 149 962">
          <text:p/>
        </draw:connector>
        <draw:connector draw:style-name="gr13" draw:text-style-name="P3" draw:layer="layout" draw:type="line" svg:x1="9.8cm" svg:y1="21.327cm" svg:x2="10.09cm" svg:y2="22.289cm" draw:start-shape="id8" draw:start-glue-point="9" draw:end-shape="id13" draw:end-glue-point="4" svg:d="M9800 21327l290 962" svg:viewBox="0 0 291 963">
          <text:p/>
        </draw:connector>
        <draw:connector draw:style-name="gr13" draw:text-style-name="P3" draw:layer="layout" draw:type="line" svg:x1="4.879cm" svg:y1="21.327cm" svg:x2="4.731cm" svg:y2="22.288cm" draw:start-shape="id5" draw:start-glue-point="7" draw:end-shape="id14" draw:end-glue-point="4" svg:d="M4879 21327l-148 961" svg:viewBox="0 0 149 962">
          <text:p/>
        </draw:connector>
        <draw:connector draw:style-name="gr13" draw:text-style-name="P3" draw:layer="layout" draw:type="line" svg:x1="5.429cm" svg:y1="21.327cm" svg:x2="5.719cm" svg:y2="22.288cm" draw:start-shape="id5" draw:start-glue-point="9" draw:end-shape="id15" draw:end-glue-point="4" svg:d="M5429 21327l290 961" svg:viewBox="0 0 291 962">
          <text:p/>
        </draw:connector>
        <draw:custom-shape draw:style-name="gr14" draw:text-style-name="P2" xml:id="id18" draw:id="id18" draw:layer="layout" svg:width="0.776cm" svg:height="0.91cm" svg:x="12.901cm" svg:y="18.815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9" draw:id="id19" draw:layer="layout" svg:width="0.774cm" svg:height="0.909cm" svg:x="11.986cm" svg:y="20.55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0" draw:id="id20" draw:layer="layout" svg:width="0.775cm" svg:height="0.909cm" svg:x="13.888cm" svg:y="20.55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2" draw:id="id22" draw:layer="layout" svg:width="0.775cm" svg:height="0.908cm" svg:x="12.479cm" svg:y="22.288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9" draw:id="id29" draw:layer="layout" svg:width="0.774cm" svg:height="0.908cm" svg:x="13.466cm" svg:y="22.288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0" draw:id="id30" draw:layer="layout" svg:width="0.774cm" svg:height="0.909cm" svg:x="14.501cm" svg:y="22.294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1" draw:id="id21" draw:layer="layout" svg:width="0.774cm" svg:height="0.908cm" svg:x="11.422cm" svg:y="22.28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6" draw:id="id16" draw:layer="layout" svg:width="0.775cm" svg:height="0.908cm" svg:x="15.018cm" svg:y="17.247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7" draw:id="id17" draw:layer="layout" svg:width="0.774cm" svg:height="0.911cm" svg:x="17.273cm" svg:y="18.81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3" draw:id="id23" draw:layer="layout" svg:width="0.775cm" svg:height="0.909cm" svg:x="16.357cm" svg:y="20.55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4" draw:id="id24" draw:layer="layout" svg:width="0.776cm" svg:height="0.909cm" svg:x="18.259cm" svg:y="20.55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6" draw:id="id26" draw:layer="layout" svg:width="0.776cm" svg:height="0.908cm" svg:x="16.85cm" svg:y="22.289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7" draw:id="id27" draw:layer="layout" svg:width="0.774cm" svg:height="0.908cm" svg:x="17.837cm" svg:y="22.288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8" draw:id="id28" draw:layer="layout" svg:width="0.774cm" svg:height="0.908cm" svg:x="18.825cm" svg:y="22.289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5" draw:id="id25" draw:layer="layout" svg:width="0.774cm" svg:height="0.908cm" svg:x="15.793cm" svg:y="22.289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5.68cm" svg:y1="18.022cm" svg:x2="17.386cm" svg:y2="18.948cm" draw:start-shape="id16" draw:start-glue-point="9" draw:end-shape="id17" draw:end-glue-point="5" svg:d="M15680 18022l1706 926" svg:viewBox="0 0 1707 927">
          <text:p/>
        </draw:connector>
        <draw:connector draw:style-name="gr13" draw:text-style-name="P3" draw:layer="layout" draw:type="line" svg:x1="15.131cm" svg:y1="18.022cm" svg:x2="13.564cm" svg:y2="18.948cm" draw:start-shape="id16" draw:start-glue-point="7" draw:end-shape="id18" draw:end-glue-point="11" svg:d="M15131 18022l-1567 926" svg:viewBox="0 0 1568 927">
          <text:p/>
        </draw:connector>
        <draw:connector draw:style-name="gr13" draw:text-style-name="P3" draw:layer="layout" draw:type="line" svg:x1="13.014cm" svg:y1="19.592cm" svg:x2="12.373cm" svg:y2="20.551cm" draw:start-shape="id18" draw:start-glue-point="7" draw:end-shape="id19" draw:end-glue-point="4" svg:d="M13014 19592l-641 959" svg:viewBox="0 0 642 960">
          <text:p/>
        </draw:connector>
        <draw:connector draw:style-name="gr13" draw:text-style-name="P3" draw:layer="layout" draw:type="line" svg:x1="13.564cm" svg:y1="19.592cm" svg:x2="14.276cm" svg:y2="20.551cm" draw:start-shape="id18" draw:start-glue-point="9" draw:end-shape="id20" draw:end-glue-point="4" svg:d="M13564 19592l712 959" svg:viewBox="0 0 713 960">
          <text:p/>
        </draw:connector>
        <draw:connector draw:style-name="gr13" draw:text-style-name="P3" draw:layer="layout" draw:type="line" svg:x1="12.099cm" svg:y1="21.327cm" svg:x2="11.809cm" svg:y2="22.288cm" draw:start-shape="id19" draw:start-glue-point="7" draw:end-shape="id21" draw:end-glue-point="4" svg:d="M12099 21327l-290 961" svg:viewBox="0 0 291 962">
          <text:p/>
        </draw:connector>
        <draw:connector draw:style-name="gr13" draw:text-style-name="P3" draw:layer="layout" draw:type="line" svg:x1="12.647cm" svg:y1="21.327cm" svg:x2="12.867cm" svg:y2="22.288cm" draw:start-shape="id19" draw:start-glue-point="9" draw:end-shape="id22" draw:end-glue-point="4" svg:d="M12647 21327l220 961" svg:viewBox="0 0 221 962">
          <text:p/>
        </draw:connector>
        <draw:connector draw:style-name="gr13" draw:text-style-name="P3" draw:layer="layout" draw:type="line" svg:x1="17.386cm" svg:y1="19.593cm" svg:x2="16.745cm" svg:y2="20.553cm" draw:start-shape="id17" draw:start-glue-point="7" draw:end-shape="id23" draw:end-glue-point="4" svg:d="M17386 19593l-641 960" svg:viewBox="0 0 642 961">
          <text:p/>
        </draw:connector>
        <draw:connector draw:style-name="gr13" draw:text-style-name="P3" draw:layer="layout" draw:type="line" svg:x1="17.934cm" svg:y1="19.593cm" svg:x2="18.647cm" svg:y2="20.551cm" draw:start-shape="id17" draw:start-glue-point="9" draw:end-shape="id24" draw:end-glue-point="4" svg:d="M17934 19593l713 958" svg:viewBox="0 0 714 959">
          <text:p/>
        </draw:connector>
        <draw:connector draw:style-name="gr13" draw:text-style-name="P3" draw:layer="layout" draw:type="line" svg:x1="16.47cm" svg:y1="21.329cm" svg:x2="16.18cm" svg:y2="22.289cm" draw:start-shape="id23" draw:start-glue-point="7" draw:end-shape="id25" draw:end-glue-point="4" svg:d="M16470 21329l-290 960" svg:viewBox="0 0 291 961">
          <text:p/>
        </draw:connector>
        <draw:connector draw:style-name="gr13" draw:text-style-name="P3" draw:layer="layout" draw:type="line" svg:x1="17.019cm" svg:y1="21.329cm" svg:x2="17.238cm" svg:y2="22.289cm" draw:start-shape="id23" draw:start-glue-point="9" draw:end-shape="id26" draw:end-glue-point="4" svg:d="M17019 21329l219 960" svg:viewBox="0 0 220 961">
          <text:p/>
        </draw:connector>
        <draw:connector draw:style-name="gr13" draw:text-style-name="P3" draw:layer="layout" draw:type="line" svg:x1="18.372cm" svg:y1="21.327cm" svg:x2="18.224cm" svg:y2="22.288cm" draw:start-shape="id24" draw:start-glue-point="7" draw:end-shape="id27" draw:end-glue-point="4" svg:d="M18372 21327l-148 961" svg:viewBox="0 0 149 962">
          <text:p/>
        </draw:connector>
        <draw:connector draw:style-name="gr13" draw:text-style-name="P3" draw:layer="layout" draw:type="line" svg:x1="18.922cm" svg:y1="21.327cm" svg:x2="19.212cm" svg:y2="22.289cm" draw:start-shape="id24" draw:start-glue-point="9" draw:end-shape="id28" draw:end-glue-point="4" svg:d="M18922 21327l290 962" svg:viewBox="0 0 291 963">
          <text:p/>
        </draw:connector>
        <draw:connector draw:style-name="gr13" draw:text-style-name="P3" draw:layer="layout" draw:type="line" svg:x1="14.001cm" svg:y1="21.327cm" svg:x2="13.853cm" svg:y2="22.288cm" draw:start-shape="id20" draw:start-glue-point="7" draw:end-shape="id29" draw:end-glue-point="4" svg:d="M14001 21327l-148 961" svg:viewBox="0 0 149 962">
          <text:p/>
        </draw:connector>
        <draw:connector draw:style-name="gr13" draw:text-style-name="P3" draw:layer="layout" draw:type="line" svg:x1="14.55cm" svg:y1="21.327cm" svg:x2="14.888cm" svg:y2="22.294cm" draw:start-shape="id20" draw:start-glue-point="9" draw:end-shape="id30" draw:end-glue-point="4" svg:d="M14550 21327l338 967" svg:viewBox="0 0 339 968">
          <text:p/>
        </draw:connector>
        <draw:custom-shape draw:style-name="gr15" draw:text-style-name="P2" xml:id="id31" draw:id="id31" draw:layer="layout" svg:width="0.777cm" svg:height="0.909cm" svg:x="10.509cm" svg:y="14.6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0.622cm" svg:y1="15.376cm" svg:x2="6.558cm" svg:y2="17.38cm" draw:start-shape="id31" draw:start-glue-point="7" draw:end-shape="id1" draw:end-glue-point="11" svg:d="M10622 15376l-4064 2004" svg:viewBox="0 0 4065 2005">
          <text:p/>
        </draw:connector>
        <draw:connector draw:style-name="gr13" draw:text-style-name="P3" draw:layer="layout" draw:type="line" svg:x1="11.173cm" svg:y1="15.376cm" svg:x2="15.131cm" svg:y2="17.38cm" draw:start-shape="id31" draw:start-glue-point="9" draw:end-shape="id16" draw:end-glue-point="5" svg:d="M11173 15376l3958 2004" svg:viewBox="0 0 3959 2005">
          <text:p/>
        </draw:connector>
        <draw:connector draw:style-name="gr13" draw:text-style-name="P3" draw:layer="layout" draw:type="line" svg:x1="2.686cm" svg:y1="9.996cm" svg:x2="3.247cm" svg:y2="9.265cm" draw:start-shape="id32" draw:start-glue-point="4" draw:end-shape="id33" draw:end-glue-point="8" svg:d="M2686 9996l561-731" svg:viewBox="0 0 562 732">
          <text:p/>
        </draw:connector>
        <draw:connector draw:style-name="gr13" draw:text-style-name="P3" draw:layer="layout" draw:type="line" svg:x1="3.738cm" svg:y1="9.996cm" svg:x2="3.247cm" svg:y2="9.265cm" draw:start-shape="id34" draw:start-glue-point="4" draw:end-shape="id33" draw:end-glue-point="8" svg:d="M3738 9996l-491-731" svg:viewBox="0 0 492 732">
          <text:p/>
        </draw:connector>
        <draw:connector draw:style-name="gr13" draw:text-style-name="P3" draw:layer="layout" draw:type="line" svg:x1="4.718cm" svg:y1="9.996cm" svg:x2="5.139cm" svg:y2="9.265cm" draw:start-shape="id35" draw:start-glue-point="4" draw:end-shape="id36" draw:end-glue-point="8" svg:d="M4718 9996l421-731" svg:viewBox="0 0 422 732">
          <text:p/>
        </draw:connector>
        <draw:connector draw:style-name="gr13" draw:text-style-name="P3" draw:layer="layout" draw:type="line" svg:x1="5.7cm" svg:y1="9.996cm" svg:x2="5.139cm" svg:y2="9.265cm" draw:start-shape="id37" draw:start-glue-point="4" draw:end-shape="id36" draw:end-glue-point="8" svg:d="M5700 9996l-561-731" svg:viewBox="0 0 562 732">
          <text:p/>
        </draw:connector>
        <draw:connector draw:style-name="gr13" draw:text-style-name="P3" draw:layer="layout" draw:type="line" svg:x1="3.247cm" svg:y1="8.461cm" svg:x2="4.158cm" svg:y2="7.731cm" draw:start-shape="id33" draw:start-glue-point="4" draw:end-shape="id38" draw:end-glue-point="8" svg:d="M3247 8461l911-730" svg:viewBox="0 0 912 731">
          <text:p/>
        </draw:connector>
        <draw:connector draw:style-name="gr13" draw:text-style-name="P3" draw:layer="layout" draw:type="line" svg:x1="5.139cm" svg:y1="8.461cm" svg:x2="4.158cm" svg:y2="7.731cm" draw:start-shape="id36" draw:start-glue-point="4" draw:end-shape="id38" draw:end-glue-point="8" svg:d="M5139 8461l-981-730" svg:viewBox="0 0 982 731">
          <text:p/>
        </draw:connector>
        <draw:connector draw:style-name="gr13" draw:text-style-name="P3" draw:layer="layout" draw:type="line" svg:x1="4.43cm" svg:y1="7.044cm" svg:x2="5.988cm" svg:y2="6.227cm" draw:start-shape="id38" draw:start-glue-point="11" draw:end-shape="id39" draw:end-glue-point="7" svg:d="M4430 7044l1558-817" svg:viewBox="0 0 1559 818">
          <text:p/>
        </draw:connector>
        <draw:connector draw:style-name="gr13" draw:text-style-name="P3" draw:layer="layout" draw:type="line" svg:x1="8.23cm" svg:y1="7.045cm" svg:x2="6.534cm" svg:y2="6.227cm" draw:start-shape="id40" draw:start-glue-point="5" draw:end-shape="id39" draw:end-glue-point="9" svg:d="M8230 7045l-1696-818" svg:viewBox="0 0 1697 819">
          <text:p/>
        </draw:connector>
        <draw:connector draw:style-name="gr13" draw:text-style-name="P3" draw:layer="layout" draw:type="line" svg:x1="6.534cm" svg:y1="5.658cm" svg:x2="10.849cm" svg:y2="4.005cm" draw:start-shape="id39" draw:start-glue-point="11" draw:end-shape="id41" draw:end-glue-point="8" svg:d="M6534 5658l4315-1653" svg:viewBox="0 0 4316 1654">
          <text:p/>
        </draw:connector>
        <draw:connector draw:style-name="gr13" draw:text-style-name="P3" draw:layer="layout" draw:type="line" svg:x1="15.058cm" svg:y1="5.658cm" svg:x2="10.849cm" svg:y2="4.005cm" draw:start-shape="id42" draw:start-glue-point="5" draw:end-shape="id41" draw:end-glue-point="8" svg:d="M15058 5658l-4209-1653" svg:viewBox="0 0 4210 1654">
          <text:p/>
        </draw:connector>
        <draw:connector draw:style-name="gr13" draw:text-style-name="P3" draw:layer="layout" draw:type="line" svg:x1="13.499cm" svg:y1="7.044cm" svg:x2="15.058cm" svg:y2="6.227cm" draw:start-shape="id43" draw:start-glue-point="11" draw:end-shape="id42" draw:end-glue-point="7" svg:d="M13499 7044l1559-817" svg:viewBox="0 0 1560 818">
          <text:p/>
        </draw:connector>
        <draw:connector draw:style-name="gr13" draw:text-style-name="P3" draw:layer="layout" draw:type="line" svg:x1="17.299cm" svg:y1="7.045cm" svg:x2="15.603cm" svg:y2="6.227cm" draw:start-shape="id44" draw:start-glue-point="5" draw:end-shape="id42" draw:end-glue-point="9" svg:d="M17299 7045l-1696-818" svg:viewBox="0 0 1697 819">
          <text:p/>
        </draw:connector>
        <draw:connector draw:style-name="gr13" draw:text-style-name="P3" draw:layer="layout" draw:type="line" svg:x1="12.316cm" svg:y1="8.461cm" svg:x2="13.227cm" svg:y2="7.731cm" draw:start-shape="id45" draw:start-glue-point="4" draw:end-shape="id43" draw:end-glue-point="8" svg:d="M12316 8461l911-730" svg:viewBox="0 0 912 731">
          <text:p/>
        </draw:connector>
        <draw:connector draw:style-name="gr13" draw:text-style-name="P3" draw:layer="layout" draw:type="line" svg:x1="14.208cm" svg:y1="8.461cm" svg:x2="13.227cm" svg:y2="7.731cm" draw:start-shape="id46" draw:start-glue-point="4" draw:end-shape="id43" draw:end-glue-point="8" svg:d="M14208 8461l-981-730" svg:viewBox="0 0 982 731">
          <text:p/>
        </draw:connector>
        <draw:connector draw:style-name="gr13" draw:text-style-name="P3" draw:layer="layout" draw:type="line" svg:x1="16.662cm" svg:y1="8.463cm" svg:x2="17.572cm" svg:y2="7.732cm" draw:start-shape="id47" draw:start-glue-point="4" draw:end-shape="id44" draw:end-glue-point="8" svg:d="M16662 8463l910-731" svg:viewBox="0 0 911 732">
          <text:p/>
        </draw:connector>
        <draw:connector draw:style-name="gr13" draw:text-style-name="P3" draw:layer="layout" draw:type="line" svg:x1="18.554cm" svg:y1="8.461cm" svg:x2="17.572cm" svg:y2="7.732cm" draw:start-shape="id48" draw:start-glue-point="4" draw:end-shape="id44" draw:end-glue-point="8" svg:d="M18554 8461l-982-729" svg:viewBox="0 0 983 730">
          <text:p/>
        </draw:connector>
        <draw:connector draw:style-name="gr13" draw:text-style-name="P3" draw:layer="layout" draw:type="line" svg:x1="7.593cm" svg:y1="8.463cm" svg:x2="8.503cm" svg:y2="7.732cm" draw:start-shape="id49" draw:start-glue-point="4" draw:end-shape="id40" draw:end-glue-point="8" svg:d="M7593 8463l910-731" svg:viewBox="0 0 911 732">
          <text:p/>
        </draw:connector>
        <draw:connector draw:style-name="gr13" draw:text-style-name="P3" draw:layer="layout" draw:type="line" svg:x1="9.485cm" svg:y1="8.461cm" svg:x2="8.503cm" svg:y2="7.732cm" draw:start-shape="id50" draw:start-glue-point="4" draw:end-shape="id40" draw:end-glue-point="8" svg:d="M9485 8461l-982-729" svg:viewBox="0 0 983 730">
          <text:p/>
        </draw:connector>
        <draw:connector draw:style-name="gr13" draw:text-style-name="P3" draw:layer="layout" draw:type="line" svg:x1="8.084cm" svg:y1="9.997cm" svg:x2="7.593cm" svg:y2="9.266cm" draw:start-shape="id51" draw:start-glue-point="4" draw:end-shape="id49" draw:end-glue-point="8" svg:d="M8084 9997l-491-731" svg:viewBox="0 0 492 732">
          <text:p/>
        </draw:connector>
        <draw:connector draw:style-name="gr13" draw:text-style-name="P3" draw:layer="layout" draw:type="line" svg:x1="7.032cm" svg:y1="9.997cm" svg:x2="7.593cm" svg:y2="9.266cm" draw:start-shape="id52" draw:start-glue-point="4" draw:end-shape="id49" draw:end-glue-point="8" svg:d="M7032 9997l561-731" svg:viewBox="0 0 562 732">
          <text:p/>
        </draw:connector>
        <draw:connector draw:style-name="gr13" draw:text-style-name="P3" draw:layer="layout" draw:type="line" svg:x1="9.064cm" svg:y1="9.996cm" svg:x2="9.485cm" svg:y2="9.265cm" draw:start-shape="id53" draw:start-glue-point="4" draw:end-shape="id50" draw:end-glue-point="8" svg:d="M9064 9996l421-731" svg:viewBox="0 0 422 732">
          <text:p/>
        </draw:connector>
        <draw:connector draw:style-name="gr13" draw:text-style-name="P3" draw:layer="layout" draw:type="line" svg:x1="10.319cm" svg:y1="10.114cm" svg:x2="9.485cm" svg:y2="9.265cm" draw:start-shape="id54" draw:start-glue-point="11" draw:end-shape="id50" draw:end-glue-point="8" svg:d="M10319 10114l-834-849" svg:viewBox="0 0 835 850">
          <text:p/>
        </draw:connector>
        <draw:connector draw:style-name="gr13" draw:text-style-name="P3" draw:layer="layout" draw:type="line" svg:x1="11.755cm" svg:y1="9.996cm" svg:x2="12.316cm" svg:y2="9.265cm" draw:start-shape="id55" draw:start-glue-point="4" draw:end-shape="id45" draw:end-glue-point="8" svg:d="M11755 9996l561-731" svg:viewBox="0 0 562 732">
          <text:p/>
        </draw:connector>
        <draw:connector draw:style-name="gr13" draw:text-style-name="P3" draw:layer="layout" draw:type="line" svg:x1="12.807cm" svg:y1="9.996cm" svg:x2="12.316cm" svg:y2="9.265cm" draw:start-shape="id56" draw:start-glue-point="4" draw:end-shape="id45" draw:end-glue-point="8" svg:d="M12807 9996l-491-731" svg:viewBox="0 0 492 732">
          <text:p/>
        </draw:connector>
        <draw:connector draw:style-name="gr13" draw:text-style-name="P3" draw:layer="layout" draw:type="line" svg:x1="13.787cm" svg:y1="9.996cm" svg:x2="14.208cm" svg:y2="9.265cm" draw:start-shape="id57" draw:start-glue-point="4" draw:end-shape="id46" draw:end-glue-point="8" svg:d="M13787 9996l421-731" svg:viewBox="0 0 422 732">
          <text:p/>
        </draw:connector>
        <draw:connector draw:style-name="gr13" draw:text-style-name="P3" draw:layer="layout" draw:type="line" svg:x1="14.769cm" svg:y1="9.996cm" svg:x2="14.208cm" svg:y2="9.265cm" draw:start-shape="id58" draw:start-glue-point="4" draw:end-shape="id46" draw:end-glue-point="8" svg:d="M14769 9996l-561-731" svg:viewBox="0 0 562 732">
          <text:p/>
        </draw:connector>
        <draw:connector draw:style-name="gr13" draw:text-style-name="P3" draw:layer="layout" draw:type="line" svg:x1="16.101cm" svg:y1="9.997cm" svg:x2="16.662cm" svg:y2="9.266cm" draw:start-shape="id59" draw:start-glue-point="4" draw:end-shape="id47" draw:end-glue-point="8" svg:d="M16101 9997l561-731" svg:viewBox="0 0 562 732">
          <text:p/>
        </draw:connector>
        <draw:connector draw:style-name="gr13" draw:text-style-name="P3" draw:layer="layout" draw:type="line" svg:x1="17.153cm" svg:y1="9.997cm" svg:x2="16.662cm" svg:y2="9.266cm" draw:start-shape="id60" draw:start-glue-point="4" draw:end-shape="id47" draw:end-glue-point="8" svg:d="M17153 9997l-491-731" svg:viewBox="0 0 492 732">
          <text:p/>
        </draw:connector>
        <draw:connector draw:style-name="gr13" draw:text-style-name="P3" draw:layer="layout" draw:type="line" svg:x1="18.133cm" svg:y1="9.996cm" svg:x2="18.554cm" svg:y2="9.265cm" draw:start-shape="id61" draw:start-glue-point="4" draw:end-shape="id48" draw:end-glue-point="8" svg:d="M18133 9996l421-731" svg:viewBox="0 0 422 732">
          <text:p/>
        </draw:connector>
        <draw:connector draw:style-name="gr13" draw:text-style-name="P3" draw:layer="layout" draw:type="line" svg:x1="19.115cm" svg:y1="9.997cm" svg:x2="18.554cm" svg:y2="9.265cm" draw:start-shape="id62" draw:start-glue-point="4" draw:end-shape="id48" draw:end-glue-point="8" svg:d="M19115 9997l-561-732" svg:viewBox="0 0 562 733">
          <text:p/>
        </draw:connector>
        <draw:custom-shape draw:style-name="gr16" draw:text-style-name="P3" draw:layer="layout" svg:width="8.6cm" svg:height="6.8cm" svg:x="2.1cm" svg:y="4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8.6cm" svg:height="6.8cm" svg:x="11.1cm" svg:y="4.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T_1§svg§600§FALSE§</svg:desc>
          <draw:polygon draw:style-name="gr18" draw:text-style-name="P4" draw:layer="layout" svg:width="0.62cm" svg:height="0.526cm" svg:x="2.579cm" svg:y="4.873cm" svg:viewBox="0 0 621 527" draw:points="311,527 0,527 0,0 621,0 621,527">
            <text:p/>
          </draw:polygon>
          <draw:path draw:style-name="gr19" draw:text-style-name="P5" draw:layer="layout" svg:width="0.431cm" svg:height="0.428cm" svg:x="2.595cm" svg:y="4.876cm" svg:viewBox="0 0 432 429" svg:d="M256 45c5-18 6-22 15-23 6-2 26-2 40-2 64 0 92 2 92 52 0 9-2 35-5 50 0 3-2 10-2 12 0 4 2 9 7 9 8 0 9-5 11-15l17-111c0-1 1-8 1-10 0-7-7-7-17-7h-353c-14 0-16 0-20 13l-38 111c-1 1-4 10-4 11 0 5 3 8 7 8 7 0 7-3 12-13 34-98 50-110 144-110h24c19 0 19 2 19 7s-3 12-3 13l-85 340c-6 23-7 30-75 30-23 0-27 0-27 12 0 7 7 7 11 7 16 0 35 0 52 0 18 0 36-1 54-1 17 0 36 1 53 1s37 0 55 0c5 0 14 0 14-11 0-8-6-8-22-8-15 0-24 0-40-1-19-2-24-4-24-14 0 0 0-3 2-13z">
            <text:p/>
          </draw:path>
          <draw:path draw:style-name="gr19" draw:text-style-name="P5" draw:layer="layout" svg:width="0.162cm" svg:height="0.294cm" svg:x="2.995cm" svg:y="5.105cm" svg:viewBox="0 0 163 295" svg:d="M101 13c0-13-2-13-13-13-29 27-69 29-88 29v16c10 0 40 0 65-13v227c0 15 0 20-45 20h-17v16c9 0 63-1 79-1 15 0 71 1 81 1v-16h-17c-45 0-45-5-45-20z">
            <text:p/>
          </draw:path>
        </draw:g>
        <draw:g>
          <svg:title>TexMaths</svg:title>
          <svg:desc>18§display§T_2§svg§600§FALSE§</svg:desc>
          <draw:polygon draw:style-name="gr18" draw:text-style-name="P4" draw:layer="layout" svg:width="0.62cm" svg:height="0.526cm" svg:x="18.68cm" svg:y="4.901cm" svg:viewBox="0 0 621 527" draw:points="311,527 0,527 0,0 621,0 621,527">
            <text:p/>
          </draw:polygon>
          <draw:path draw:style-name="gr19" draw:text-style-name="P5" draw:layer="layout" svg:width="0.431cm" svg:height="0.428cm" svg:x="18.696cm" svg:y="4.904cm" svg:viewBox="0 0 432 429" svg:d="M256 45c5-18 6-22 15-23 6-2 26-2 40-2 64 0 92 2 92 52 0 9-2 35-5 50 0 3-2 10-2 12 0 4 2 9 7 9 8 0 9-5 11-15l17-111c0-1 1-8 1-10 0-7-7-7-17-7h-353c-14 0-16 0-20 13l-38 111c-1 1-4 10-4 11 0 5 3 8 7 8 7 0 7-3 12-13 34-98 50-110 144-110h24c19 0 19 2 19 7s-3 12-3 13l-85 340c-6 23-7 30-75 30-23 0-27 0-27 12 0 7 7 7 11 7 16 0 35 0 52 0 18 0 36-1 54-1 17 0 36 1 53 1s37 0 55 0c5 0 14 0 14-11 0-8-6-8-22-8-15 0-24 0-40-1-19-2-24-4-24-14 0 0 0-3 2-13z">
            <text:p/>
          </draw:path>
          <draw:path draw:style-name="gr19" draw:text-style-name="P5" draw:layer="layout" svg:width="0.196cm" svg:height="0.294cm" svg:x="19.076cm" svg:y="5.133cm" svg:viewBox="0 0 197 295" svg:d="M197 215h-15c-2 10-6 36-12 40-3 3-37 3-43 3h-82c46-42 62-54 89-75 33-26 63-53 63-97 0-53-47-86-105-86-55 0-92 39-92 79 0 23 19 26 23 26 12 0 25-9 25-24 0-8-3-23-26-23 13-32 43-42 64-42 45 0 68 34 68 70 0 39-27 70-42 87l-108 105c-4 4-4 6-4 17h184z">
            <text:p/>
          </draw:path>
        </draw:g>
      </draw:page>
      <draw:page draw:name="page2" draw:style-name="dp1" draw:master-page-name="Default">
        <draw:custom-shape draw:style-name="gr20" draw:text-style-name="P3" draw:layer="layout" svg:width="2.9cm" svg:height="3cm" svg:x="1.6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1§svg§600§TRUE§</svg:desc>
          <draw:polygon draw:style-name="gr21" draw:text-style-name="P6" draw:layer="layout" svg:width="0.482cm" svg:height="0.409cm" svg:x="2.817cm" svg:y="7.6cm" svg:viewBox="0 0 483 410" draw:points="242,410 0,410 0,0 483,0 483,410">
            <text:p/>
          </draw:polygon>
          <draw:path draw:style-name="gr19" draw:text-style-name="P5" draw:layer="layout" svg:width="0.335cm" svg:height="0.333cm" svg:x="2.829cm" svg:y="7.6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26cm" svg:height="0.229cm" svg:x="3.141cm" svg:y="7.78cm" svg:viewBox="0 0 127 230" svg:d="M78 10c0-10-1-10-10-10-22 21-53 22-68 22v13c8 0 31 0 50-10v177c0 11 0 15-34 15h-14v13c7 0 50-1 62-1 11 0 55 1 63 1v-13h-14c-35 0-35-4-35-15z">
            <text:p/>
          </draw:path>
        </draw:g>
        <draw:custom-shape draw:style-name="gr22" draw:text-style-name="P3" xml:id="id64" draw:id="id64" draw:layer="layout" svg:width="2.9cm" svg:height="3cm" svg:x="5.2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2§svg§600§TRUE§</svg:desc>
          <draw:polygon draw:style-name="gr21" draw:text-style-name="P6" draw:layer="layout" svg:width="0.482cm" svg:height="0.409cm" svg:x="6.418cm" svg:y="7.6cm" svg:viewBox="0 0 483 410" draw:points="242,410 0,410 0,0 483,0 483,410">
            <text:p/>
          </draw:polygon>
          <draw:path draw:style-name="gr19" draw:text-style-name="P5" draw:layer="layout" svg:width="0.335cm" svg:height="0.333cm" svg:x="6.43cm" svg:y="7.6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53cm" svg:height="0.229cm" svg:x="6.726cm" svg:y="7.78cm" svg:viewBox="0 0 154 230" svg:d="M154 167h-13c-1 8-4 28-9 31-2 3-29 3-33 3h-64c36-33 48-42 69-59 26-20 50-41 50-75 0-41-37-67-82-67-43 0-72 30-72 62 0 18 15 20 18 20 9 0 19-7 19-19 0-6-2-18-20-18 10-25 33-33 50-33 35 0 53 27 53 55 0 30-21 54-33 67l-84 82c-3 4-3 5-3 14h143z">
            <text:p/>
          </draw:path>
        </draw:g>
        <draw:custom-shape draw:style-name="gr23" draw:text-style-name="P7" xml:id="id63" draw:id="id63" draw:layer="layout" svg:width="1.472cm" svg:height="1.303cm" svg:x="4.1cm" svg:y="3.49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root§svg§600§TRUE§</svg:desc>
          <draw:polygon draw:style-name="gr21" draw:text-style-name="P6" draw:layer="layout" svg:width="0.887cm" svg:height="0.302cm" svg:x="4.4cm" svg:y="3.998cm" svg:viewBox="0 0 888 303" draw:points="445,303 0,303 0,0 888,0 888,303">
            <text:p/>
          </draw:polygon>
          <draw:path draw:style-name="gr19" draw:text-style-name="P5" draw:layer="layout" svg:width="0.201cm" svg:height="0.223cm" svg:x="4.415cm" svg:y="4.082cm" svg:viewBox="0 0 202 224" svg:d="M29 189c-1 8-4 20-4 22 0 9 6 13 14 13 6 0 15-4 18-13 1-2 18-70 20-79 4-17 13-51 16-65 2-5 16-29 28-40 3-3 18-16 39-16 14 0 20 6 21 6-15 2-25 14-25 27 0 8 5 18 19 18 12 0 27-12 27-29 0-18-16-33-42-33-32 0-54 25-63 38-4-22-22-38-45-38s-32 19-36 28c-9 17-16 47-16 48 0 5 4 5 6 5 5 0 5 0 9-11 7-35 17-59 35-59 9 0 16 4 16 23 0 10-2 15-8 41z">
            <text:p/>
          </draw:path>
          <draw:path draw:style-name="gr19" draw:text-style-name="P5" draw:layer="layout" svg:width="0.211cm" svg:height="0.223cm" svg:x="4.655cm" svg:y="4.0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211cm" svg:height="0.223cm" svg:x="4.893cm" svg:y="4.0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151cm" svg:height="0.314cm" svg:x="5.121cm" svg:y="3.991cm" svg:viewBox="0 0 152 315" svg:d="M91 112h47c9 0 14 0 14-10 0-6-5-6-14-6h-43c17-70 20-79 20-83 0-9-6-13-14-13-1 0-16 0-20 18l-19 78h-47c-11 0-15 0-15 9 0 7 4 7 13 7h44c-36 140-37 148-37 157 0 27 19 46 45 46 51 0 79-73 79-76 0-5-4-5-6-5-5 0-5 1-7 7-21 52-48 63-65 63-10 0-14-7-14-23 0-12 0-15 2-23z">
            <text:p/>
          </draw:path>
        </draw:g>
        <draw:connector draw:style-name="gr24" draw:text-style-name="P3" draw:layer="layout" draw:type="line" svg:x1="3cm" svg:y1="6.1cm" svg:x2="4.315cm" svg:y2="4.61cm" draw:end-shape="id63" draw:end-glue-point="7" svg:d="M3000 6100l1315-1490" svg:viewBox="0 0 1316 1491">
          <text:p/>
        </draw:connector>
        <draw:connector draw:style-name="gr24" draw:text-style-name="P3" draw:layer="layout" draw:type="line" svg:x1="6.65cm" svg:y1="6cm" svg:x2="5.315cm" svg:y2="4.7cm" draw:start-shape="id64" draw:start-glue-point="4" svg:d="M6650 6000l-1335-1300" svg:viewBox="0 0 1336 1301">
          <text:p/>
        </draw:connector>
        <draw:g>
          <draw:custom-shape draw:style-name="gr25" draw:text-style-name="P1" draw:layer="layout" svg:width="0.3cm" svg:height="0.3cm" svg:x="5.5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5.8cm" svg:y="3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6.1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6.4cm" svg:y="3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6.7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7cm" svg:y="3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" draw:layer="layout" svg:width="0.3cm" svg:height="0.3cm" svg:x="2.6cm" svg:y="4.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2.9cm" svg:y="4.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3.2cm" svg:y="4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8" draw:layer="layout" svg:width="0.3cm" svg:height="0.3cm" svg:x="6.2cm" svg:y="4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6.5cm" svg:y="4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6.8cm" svg:y="4.8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13§display§m~chunks§svg§600§TRUE§</svg:desc>
          <draw:polygon draw:style-name="gr21" draw:text-style-name="P6" draw:layer="layout" svg:width="2.009cm" svg:height="0.317cm" svg:x="5.8cm" svg:y="2.702cm" svg:viewBox="0 0 2010 318" draw:points="1006,318 0,318 0,0 2010,0 2010,318">
            <text:p/>
          </draw:polygon>
          <draw:path draw:style-name="gr19" draw:text-style-name="P5" draw:layer="layout" svg:width="0.374cm" svg:height="0.207cm" svg:x="5.814cm" svg:y="2.817cm" svg:viewBox="0 0 375 208" svg:d="M27 176c-1 7-4 18-4 20 0 8 6 12 13 12 6 0 14-4 17-12 1-1 6-23 8-35l11-41c3-10 5-20 8-30 1-9 5-22 5-23 8-15 31-57 75-57 21 0 25 17 25 33 0 11-3 24-7 37l-13 53-9 36c-2 9-5 25-5 27 0 8 6 12 12 12 15 0 18-11 21-26 6-26 24-92 28-111 1-5 25-61 75-61 20 0 25 16 25 33 0 26-19 78-28 103-4 10-6 15-6 25 0 22 15 37 37 37 44 0 60-66 60-70 0-5-4-5-5-5-5 0-5 1-7 9-7 24-22 56-47 56-8 0-11-4-11-15s4-23 8-33c9-24 28-75 28-101 0-29-18-49-52-49s-58 20-75 45c-1-6-2-22-14-34-12-9-26-11-38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207cm" svg:x="6.371cm" svg:y="2.817cm" svg:viewBox="0 0 179 208" svg:d="M163 28c-7 0-13 0-21 7-7 7-8 15-8 18 0 11 8 16 18 16 13 0 26-11 26-29 0-23-22-40-55-40-62 0-123 66-123 130 0 42 27 78 75 78 65 0 104-49 104-54 0-3-3-6-5-6-3 0-3 1-7 5-36 45-86 45-92 45-28 0-41-22-41-50 0-19 10-64 25-92 14-26 40-46 65-46 15 0 33 6 39 18z">
            <text:p/>
          </draw:path>
          <draw:path draw:style-name="gr19" draw:text-style-name="P5" draw:layer="layout" svg:width="0.225cm" svg:height="0.323cm" svg:x="6.574cm" svg:y="2.701cm" svg:viewBox="0 0 226 324" svg:d="M106 5c0-1 0-5-5-5-11 0-45 4-56 4-4 1-10 1-10 10 0 6 5 6 12 6 22 0 23 3 23 7l-1 9-67 265c-2 6-2 7-2 9 0 12 9 14 14 14 7 0 14-6 16-13l10-34 9-42c3-10 6-19 8-30 1-3 4-19 5-21 1-4 16-30 32-42 9-8 24-16 43-16 20 0 25 16 25 32 0 24-17 74-29 102-3 11-5 17-5 26 0 21 15 38 37 38 43 0 61-68 61-71 0-5-5-5-7-5-4 0-4 2-6 8-7 25-22 58-47 58-8 0-11-5-11-16 0-12 4-22 8-32 8-20 28-74 28-101 0-30-18-49-53-49-29 0-51 14-67 35z">
            <text:p/>
          </draw:path>
          <draw:path draw:style-name="gr19" draw:text-style-name="P5" draw:layer="layout" svg:width="0.235cm" svg:height="0.207cm" svg:x="6.824cm" svg:y="2.817cm" svg:viewBox="0 0 236 208" svg:d="M148 177c4 20 20 31 40 31 16 0 27-10 35-25 7-16 13-44 13-45 0-5-4-5-5-5-5 0-5 1-7 9-7 25-15 56-35 56-9 0-13-5-13-21 0-10 5-31 8-48l14-50c1-6 5-24 7-31 2-10 7-28 7-30 0-9-6-13-13-13-2 0-15 0-18 16-9 34-29 114-34 138-1 2-19 39-53 39-23 0-28-21-28-38 0-26 12-62 24-93 6-14 8-20 8-29 0-21-15-38-38-38-43 0-60 67-60 71s4 4 5 4c5 0 5 0 7-8 12-40 30-57 47-57 4 0 12 0 12 15 0 11-5 25-9 31-16 46-26 74-26 97 0 44 32 55 57 55 30 0 46-20 55-31z">
            <text:p/>
          </draw:path>
          <draw:path draw:style-name="gr19" draw:text-style-name="P5" draw:layer="layout" svg:width="0.248cm" svg:height="0.207cm" svg:x="7.085cm" svg:y="2.817cm" svg:viewBox="0 0 249 208" svg:d="M27 176c-1 7-4 18-4 20 0 8 6 12 13 12 6 0 14-4 17-12 1-1 6-23 9-35l10-41c3-10 6-20 8-30 2-9 5-22 5-23 8-15 31-57 75-57 21 0 25 17 25 33 0 28-22 87-29 106-4 11-5 17-5 22 0 22 16 37 37 37 44 0 61-66 61-70 0-5-5-5-6-5-5 0-5 1-7 9-9 31-24 56-47 56-7 0-10-4-10-15s4-23 8-33c8-24 27-75 27-101 0-30-20-49-52-49-41 0-64 29-72 40-2-25-20-40-42-40-21 0-29 18-34 26-8 16-14 43-14 45 0 4 4 4 5 4 5 0 5 0 9-10 7-33 16-55 33-55 9 0 14 6 14 21 0 10-2 15-7 39z">
            <text:p/>
          </draw:path>
          <draw:path draw:style-name="gr19" draw:text-style-name="P5" draw:layer="layout" svg:width="0.207cm" svg:height="0.323cm" svg:x="7.37cm" svg:y="2.701cm" svg:viewBox="0 0 208 324" svg:d="M106 5c0-1 0-5-5-5-11 0-45 4-56 4-4 1-10 1-10 10 0 6 5 6 12 6 22 0 23 3 23 7l-1 9-67 265c-2 6-2 7-2 9 0 12 9 14 14 14 6 0 12-4 15-10 2-5 23-89 26-100 16 1 53 8 53 38 0 3 0 5-2 11 0 5-1 10-1 15 0 27 18 46 42 46 14 0 26-7 36-25 11-20 17-45 17-46 0-5-5-5-6-5-5 0-5 2-6 8-9 35-20 58-40 58-9 0-15-6-15-22 0-8 2-18 4-25 1-9 1-11 1-15 0-30-28-43-67-48 14-8 29-23 39-34 22-24 43-44 66-44 3 0 3 0 4 0 5 1 6 1 9 4 1 0 1 1 2 1-22 2-26 20-26 25 0 8 6 17 18 17 11 0 25-10 25-28 0-14-10-29-31-29-13 0-35 4-67 40-15 18-34 36-51 43z">
            <text:p/>
          </draw:path>
          <draw:path draw:style-name="gr19" draw:text-style-name="P5" draw:layer="layout" svg:width="0.168cm" svg:height="0.207cm" svg:x="7.62cm" svg:y="2.817cm" svg:viewBox="0 0 169 208" svg:d="M156 31c-13 0-22 11-22 21 0 6 4 14 14 14s21-9 21-26c0-21-19-40-55-40-60 0-78 47-78 67 0 36 35 43 48 46 24 5 48 9 48 35 0 11-10 50-65 50-8 0-43 0-53-24 17 2 29-11 29-25 0-10-8-16-17-16-12 0-26 10-26 31 0 26 26 44 66 44 74 0 92-55 92-76 0-16-8-28-15-34-12-13-24-15-45-19-17-4-35-7-35-28 0-12 11-41 51-41 12 0 35 4 42 21z">
            <text:p/>
          </draw:path>
        </draw:g>
        <draw:g>
          <svg:title>TexMaths</svg:title>
          <svg:desc>13§display§m/2§svg§600§TRUE§</svg:desc>
          <draw:polygon draw:style-name="gr21" draw:text-style-name="P6" draw:layer="layout" svg:width="0.854cm" svg:height="0.456cm" svg:x="1.701cm" svg:y="4.277cm" svg:viewBox="0 0 855 457" draw:points="427,457 0,457 0,0 855,0 855,457">
            <text:p/>
          </draw:polygon>
          <draw:path draw:style-name="gr19" draw:text-style-name="P5" draw:layer="layout" svg:width="0.374cm" svg:height="0.207cm" svg:x="1.715cm" svg:y="4.417cm" svg:viewBox="0 0 375 208" svg:d="M27 176c-1 7-4 18-4 20 0 8 6 12 13 12 6 0 14-4 17-12 1-1 6-23 8-35l11-41c3-10 5-20 8-30 1-9 5-22 5-23 7-15 31-57 75-57 21 0 25 17 25 33 0 11-3 24-7 37l-13 53-9 36c-2 9-5 25-5 27 0 8 6 12 12 12 15 0 18-11 21-26 6-26 24-92 28-111 1-5 25-61 75-61 19 0 25 16 25 33 0 26-19 78-28 103-5 10-7 15-7 25 0 22 16 37 38 37 43 0 60-66 60-71 0-4-4-4-5-4-5 0-5 1-7 9-8 24-22 56-47 56-8 0-12-4-12-15s5-23 9-33c9-24 28-75 28-101 0-29-18-49-52-49s-58 20-75 45c-1-6-2-22-15-34-11-9-26-11-37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457cm" svg:x="2.125cm" svg:y="4.276cm" svg:viewBox="0 0 179 458" svg:d="M177 18c2-7 2-9 2-9 0-5-4-9-10-9-3 0-6 1-7 4l-160 437c-2 6-2 8-2 9 0 4 4 8 9 8 7 0 8-3 11-10z">
            <text:p/>
          </draw:path>
          <draw:path draw:style-name="gr19" draw:text-style-name="P5" draw:layer="layout" svg:width="0.182cm" svg:height="0.305cm" svg:x="2.35cm" svg:y="4.315cm" svg:viewBox="0 0 183 306" svg:d="M35 271l49-48c72-64 99-88 99-133 0-54-41-90-97-90-52 0-86 43-86 83 0 25 23 25 24 25 8 0 24-5 24-24 0-11-9-24-24-24-4 0-4 0-6 1 10-30 35-46 62-46 42 0 61 36 61 75 0 36-23 72-48 100l-88 98c-5 6-5 7-5 18h170l13-80h-12c-2 13-5 34-9 40-4 5-34 5-44 5z">
            <text:p/>
          </draw:path>
        </draw:g>
        <draw:g>
          <svg:title>TexMaths</svg:title>
          <svg:desc>13§display§m/2§svg§600§TRUE§</svg:desc>
          <draw:polygon draw:style-name="gr21" draw:text-style-name="P6" draw:layer="layout" svg:width="0.854cm" svg:height="0.456cm" svg:x="6.78cm" svg:y="4.221cm" svg:viewBox="0 0 855 457" draw:points="427,457 0,457 0,0 855,0 855,457">
            <text:p/>
          </draw:polygon>
          <draw:path draw:style-name="gr19" draw:text-style-name="P5" draw:layer="layout" svg:width="0.374cm" svg:height="0.207cm" svg:x="6.794cm" svg:y="4.361cm" svg:viewBox="0 0 375 208" svg:d="M27 176c-1 7-4 18-4 20 0 8 6 12 13 12 6 0 14-4 17-12 1-1 6-23 8-35l11-41c3-10 5-20 8-30 1-9 5-22 5-23 7-15 31-57 75-57 21 0 25 17 25 33 0 11-3 24-7 37l-13 53-9 36c-2 9-5 25-5 27 0 8 6 12 12 12 15 0 18-11 21-26 6-26 24-92 28-111 1-5 25-61 75-61 19 0 25 16 25 33 0 26-19 78-28 103-5 10-7 15-7 25 0 22 16 37 38 37 43 0 60-66 60-71 0-4-4-4-5-4-5 0-5 1-7 9-8 24-22 56-47 56-8 0-12-4-12-15s5-23 9-33c9-24 28-75 28-101 0-29-18-49-52-49s-58 20-75 45c-1-6-2-22-15-34-11-9-26-11-37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457cm" svg:x="7.204cm" svg:y="4.22cm" svg:viewBox="0 0 179 458" svg:d="M177 18c2-7 2-9 2-9 0-5-4-9-10-9-3 0-6 1-7 4l-160 437c-2 6-2 8-2 9 0 4 4 8 9 8 7 0 8-3 11-10z">
            <text:p/>
          </draw:path>
          <draw:path draw:style-name="gr19" draw:text-style-name="P5" draw:layer="layout" svg:width="0.182cm" svg:height="0.305cm" svg:x="7.429cm" svg:y="4.259cm" svg:viewBox="0 0 183 306" svg:d="M35 271l49-48c72-64 99-88 99-133 0-54-41-90-97-90-52 0-86 43-86 83 0 25 23 25 24 25 8 0 24-5 24-24 0-11-9-24-24-24-4 0-4 0-6 1 10-30 35-46 62-46 42 0 61 36 61 75 0 36-23 72-48 100l-88 98c-5 6-5 7-5 18h170l13-80h-12c-2 13-5 34-9 40-4 5-34 5-44 5z">
            <text:p/>
          </draw:path>
        </draw:g>
        <draw:custom-shape draw:style-name="gr22" draw:text-style-name="P3" draw:layer="layout" svg:width="2.9cm" svg:height="3cm" svg:x="11.2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1§svg§600§TRUE§</svg:desc>
          <draw:polygon draw:style-name="gr21" draw:text-style-name="P6" draw:layer="layout" svg:width="0.482cm" svg:height="0.409cm" svg:x="12.417cm" svg:y="7.6cm" svg:viewBox="0 0 483 410" draw:points="242,410 0,410 0,0 483,0 483,410">
            <text:p/>
          </draw:polygon>
          <draw:path draw:style-name="gr19" draw:text-style-name="P5" draw:layer="layout" svg:width="0.335cm" svg:height="0.333cm" svg:x="12.429cm" svg:y="7.6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26cm" svg:height="0.229cm" svg:x="12.741cm" svg:y="7.78cm" svg:viewBox="0 0 127 230" svg:d="M78 10c0-10-1-10-10-10-22 21-53 22-68 22v13c8 0 31 0 50-10v177c0 11 0 15-34 15h-14v13c7 0 50-1 62-1 11 0 55 1 63 1v-13h-14c-35 0-35-4-35-15z">
            <text:p/>
          </draw:path>
        </draw:g>
        <draw:custom-shape draw:style-name="gr22" draw:text-style-name="P3" xml:id="id66" draw:id="id66" draw:layer="layout" svg:width="2.9cm" svg:height="3cm" svg:x="14.8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2§svg§600§TRUE§</svg:desc>
          <draw:polygon draw:style-name="gr21" draw:text-style-name="P6" draw:layer="layout" svg:width="0.482cm" svg:height="0.409cm" svg:x="16.018cm" svg:y="7.6cm" svg:viewBox="0 0 483 410" draw:points="242,410 0,410 0,0 483,0 483,410">
            <text:p/>
          </draw:polygon>
          <draw:path draw:style-name="gr19" draw:text-style-name="P5" draw:layer="layout" svg:width="0.335cm" svg:height="0.333cm" svg:x="16.03cm" svg:y="7.6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53cm" svg:height="0.229cm" svg:x="16.326cm" svg:y="7.78cm" svg:viewBox="0 0 154 230" svg:d="M154 167h-13c-1 8-4 28-9 31-2 3-29 3-33 3h-64c36-33 48-42 69-59 26-20 50-41 50-75 0-41-37-67-82-67-43 0-72 30-72 62 0 18 15 20 18 20 9 0 19-7 19-19 0-6-2-18-20-18 10-25 33-33 50-33 35 0 53 27 53 55 0 30-21 54-33 67l-84 82c-3 4-3 5-3 14h143z">
            <text:p/>
          </draw:path>
        </draw:g>
        <draw:custom-shape draw:style-name="gr27" draw:text-style-name="P7" xml:id="id65" draw:id="id65" draw:layer="layout" svg:width="1.472cm" svg:height="1.303cm" svg:x="13.7cm" svg:y="3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root§svg§600§TRUE§</svg:desc>
          <draw:polygon draw:style-name="gr21" draw:text-style-name="P6" draw:layer="layout" svg:width="0.887cm" svg:height="0.302cm" svg:x="14cm" svg:y="3.998cm" svg:viewBox="0 0 888 303" draw:points="445,303 0,303 0,0 888,0 888,303">
            <text:p/>
          </draw:polygon>
          <draw:path draw:style-name="gr19" draw:text-style-name="P5" draw:layer="layout" svg:width="0.201cm" svg:height="0.223cm" svg:x="14.015cm" svg:y="4.082cm" svg:viewBox="0 0 202 224" svg:d="M29 189c-1 8-4 20-4 22 0 9 6 13 14 13 6 0 15-4 18-13 1-2 18-70 20-79 4-17 13-51 16-65 2-5 16-29 28-40 3-3 18-16 39-16 14 0 20 6 21 6-15 2-25 14-25 27 0 8 5 18 19 18 12 0 27-12 27-29 0-18-16-33-42-33-32 0-54 25-63 38-4-22-22-38-45-38s-32 19-36 28c-9 17-16 47-16 48 0 5 4 5 6 5 5 0 5 0 9-11 7-35 17-59 35-59 9 0 16 4 16 23 0 10-2 15-8 41z">
            <text:p/>
          </draw:path>
          <draw:path draw:style-name="gr19" draw:text-style-name="P5" draw:layer="layout" svg:width="0.211cm" svg:height="0.223cm" svg:x="14.255cm" svg:y="4.0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211cm" svg:height="0.223cm" svg:x="14.493cm" svg:y="4.0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151cm" svg:height="0.314cm" svg:x="14.721cm" svg:y="3.991cm" svg:viewBox="0 0 152 315" svg:d="M91 112h47c9 0 14 0 14-10 0-6-5-6-14-6h-43c17-70 20-79 20-83 0-9-6-13-14-13-1 0-16 0-20 18l-19 78h-47c-11 0-15 0-15 9 0 7 4 7 13 7h44c-36 140-37 148-37 157 0 27 19 46 45 46 51 0 79-73 79-76 0-5-4-5-6-5-5 0-5 1-7 7-21 52-48 63-65 63-10 0-14-7-14-23 0-12 0-15 2-23z">
            <text:p/>
          </draw:path>
        </draw:g>
        <draw:connector draw:style-name="gr28" draw:text-style-name="P3" draw:layer="layout" draw:type="line" svg:x1="12.6cm" svg:y1="6.1cm" svg:x2="13.915cm" svg:y2="4.61cm" draw:end-shape="id65" draw:end-glue-point="7" svg:d="M12600 6100l1315-1490" svg:viewBox="0 0 1316 1491">
          <text:p/>
        </draw:connector>
        <draw:connector draw:style-name="gr28" draw:text-style-name="P3" draw:layer="layout" draw:type="line" svg:x1="16.25cm" svg:y1="6cm" svg:x2="14.915cm" svg:y2="4.7cm" draw:start-shape="id66" draw:start-glue-point="4" svg:d="M16250 6000l-1335-1300" svg:viewBox="0 0 1336 1301">
          <text:p/>
        </draw:connector>
        <draw:g>
          <draw:custom-shape draw:style-name="gr25" draw:text-style-name="P1" draw:layer="layout" svg:width="0.3cm" svg:height="0.3cm" svg:x="15.1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5.4cm" svg:y="3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15.7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6cm" svg:y="3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16.3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6.6cm" svg:y="3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" draw:layer="layout" svg:width="0.3cm" svg:height="0.3cm" svg:x="12.2cm" svg:y="4.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12.5cm" svg:y="4.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12.8cm" svg:y="4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8" draw:layer="layout" svg:width="0.3cm" svg:height="0.3cm" svg:x="15.8cm" svg:y="4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6.1cm" svg:y="4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6.4cm" svg:y="4.8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13§display§m~chunks§svg§600§TRUE§</svg:desc>
          <draw:polygon draw:style-name="gr21" draw:text-style-name="P6" draw:layer="layout" svg:width="2.009cm" svg:height="0.317cm" svg:x="15.4cm" svg:y="2.702cm" svg:viewBox="0 0 2010 318" draw:points="1006,318 0,318 0,0 2010,0 2010,318">
            <text:p/>
          </draw:polygon>
          <draw:path draw:style-name="gr19" draw:text-style-name="P5" draw:layer="layout" svg:width="0.374cm" svg:height="0.207cm" svg:x="15.414cm" svg:y="2.817cm" svg:viewBox="0 0 375 208" svg:d="M27 176c-1 7-4 18-4 20 0 8 6 12 13 12 6 0 14-4 17-12 1-1 6-23 8-35l11-41c3-10 5-20 8-30 1-9 5-22 5-23 8-15 31-57 75-57 21 0 25 17 25 33 0 11-3 24-7 37l-13 53-9 36c-2 9-5 25-5 27 0 8 6 12 12 12 15 0 18-11 21-26 6-26 24-92 28-111 1-5 25-61 75-61 20 0 25 16 25 33 0 26-19 78-28 103-4 10-6 15-6 25 0 22 15 37 37 37 44 0 60-66 60-70 0-5-4-5-5-5-5 0-5 1-7 9-7 24-22 56-47 56-8 0-11-4-11-15s4-23 8-33c9-24 28-75 28-101 0-29-18-49-52-49s-58 20-75 45c-1-6-2-22-14-34-12-9-26-11-38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207cm" svg:x="15.971cm" svg:y="2.817cm" svg:viewBox="0 0 179 208" svg:d="M163 28c-7 0-13 0-21 7-7 7-8 15-8 18 0 11 8 16 18 16 13 0 26-11 26-29 0-23-22-40-55-40-62 0-123 66-123 130 0 42 27 78 75 78 65 0 104-49 104-54 0-3-3-6-5-6-3 0-3 1-7 5-36 45-86 45-92 45-28 0-41-22-41-50 0-19 10-64 25-92 14-26 40-46 65-46 15 0 33 6 39 18z">
            <text:p/>
          </draw:path>
          <draw:path draw:style-name="gr19" draw:text-style-name="P5" draw:layer="layout" svg:width="0.225cm" svg:height="0.323cm" svg:x="16.174cm" svg:y="2.701cm" svg:viewBox="0 0 226 324" svg:d="M106 5c0-1 0-5-5-5-11 0-45 4-56 4-4 1-10 1-10 10 0 6 5 6 12 6 22 0 23 3 23 7l-1 9-67 265c-2 6-2 7-2 9 0 12 9 14 14 14 7 0 14-6 16-13l10-34 9-42c3-10 6-19 8-30 1-3 4-19 5-21 1-4 16-30 32-42 9-8 24-16 43-16 20 0 25 16 25 32 0 24-17 74-29 102-3 11-5 17-5 26 0 21 15 38 37 38 43 0 61-68 61-71 0-5-5-5-7-5-4 0-4 2-6 8-7 25-22 58-47 58-8 0-11-5-11-16 0-12 4-22 8-32 8-20 28-74 28-101 0-30-18-49-53-49-29 0-51 14-67 35z">
            <text:p/>
          </draw:path>
          <draw:path draw:style-name="gr19" draw:text-style-name="P5" draw:layer="layout" svg:width="0.235cm" svg:height="0.207cm" svg:x="16.424cm" svg:y="2.817cm" svg:viewBox="0 0 236 208" svg:d="M148 177c4 20 20 31 40 31 16 0 27-10 35-25 7-16 13-44 13-45 0-5-4-5-5-5-5 0-5 1-7 9-7 25-15 56-35 56-9 0-13-5-13-21 0-10 5-31 8-48l14-50c1-6 5-24 7-31 2-10 7-28 7-30 0-9-6-13-13-13-2 0-15 0-18 16-9 34-29 114-34 138-1 2-19 39-53 39-23 0-28-21-28-38 0-26 12-62 24-93 6-14 8-20 8-29 0-21-15-38-38-38-43 0-60 67-60 71s4 4 5 4c5 0 5 0 7-8 12-40 30-57 47-57 4 0 12 0 12 15 0 11-5 25-9 31-16 46-26 74-26 97 0 44 32 55 57 55 30 0 46-20 55-31z">
            <text:p/>
          </draw:path>
          <draw:path draw:style-name="gr19" draw:text-style-name="P5" draw:layer="layout" svg:width="0.248cm" svg:height="0.207cm" svg:x="16.685cm" svg:y="2.817cm" svg:viewBox="0 0 249 208" svg:d="M27 176c-1 7-4 18-4 20 0 8 6 12 13 12 6 0 14-4 17-12 1-1 6-23 9-35l10-41c3-10 6-20 8-30 2-9 5-22 5-23 8-15 31-57 75-57 21 0 25 17 25 33 0 28-22 87-29 106-4 11-5 17-5 22 0 22 16 37 37 37 44 0 61-66 61-70 0-5-5-5-6-5-5 0-5 1-7 9-9 31-24 56-47 56-7 0-10-4-10-15s4-23 8-33c8-24 27-75 27-101 0-30-20-49-52-49-41 0-64 29-72 40-2-25-20-40-42-40-21 0-29 18-34 26-8 16-14 43-14 45 0 4 4 4 5 4 5 0 5 0 9-10 7-33 16-55 33-55 9 0 14 6 14 21 0 10-2 15-7 39z">
            <text:p/>
          </draw:path>
          <draw:path draw:style-name="gr19" draw:text-style-name="P5" draw:layer="layout" svg:width="0.207cm" svg:height="0.323cm" svg:x="16.97cm" svg:y="2.701cm" svg:viewBox="0 0 208 324" svg:d="M106 5c0-1 0-5-5-5-11 0-45 4-56 4-4 1-10 1-10 10 0 6 5 6 12 6 22 0 23 3 23 7l-1 9-67 265c-2 6-2 7-2 9 0 12 9 14 14 14 6 0 12-4 15-10 2-5 23-89 26-100 16 1 53 8 53 38 0 3 0 5-2 11 0 5-1 10-1 15 0 27 18 46 42 46 14 0 26-7 36-25 11-20 17-45 17-46 0-5-5-5-6-5-5 0-5 2-6 8-9 35-20 58-40 58-9 0-15-6-15-22 0-8 2-18 4-25 1-9 1-11 1-15 0-30-28-43-67-48 14-8 29-23 39-34 22-24 43-44 66-44 3 0 3 0 4 0 5 1 6 1 9 4 1 0 1 1 2 1-22 2-26 20-26 25 0 8 6 17 18 17 11 0 25-10 25-28 0-14-10-29-31-29-13 0-35 4-67 40-15 18-34 36-51 43z">
            <text:p/>
          </draw:path>
          <draw:path draw:style-name="gr19" draw:text-style-name="P5" draw:layer="layout" svg:width="0.168cm" svg:height="0.207cm" svg:x="17.22cm" svg:y="2.817cm" svg:viewBox="0 0 169 208" svg:d="M156 31c-13 0-22 11-22 21 0 6 4 14 14 14s21-9 21-26c0-21-19-40-55-40-60 0-78 47-78 67 0 36 35 43 48 46 24 5 48 9 48 35 0 11-10 50-65 50-8 0-43 0-53-24 17 2 29-11 29-25 0-10-8-16-17-16-12 0-26 10-26 31 0 26 26 44 66 44 74 0 92-55 92-76 0-16-8-28-15-34-12-13-24-15-45-19-17-4-35-7-35-28 0-12 11-41 51-41 12 0 35 4 42 21z">
            <text:p/>
          </draw:path>
        </draw:g>
        <draw:g>
          <svg:title>TexMaths</svg:title>
          <svg:desc>13§display§m/2§svg§600§TRUE§</svg:desc>
          <draw:polygon draw:style-name="gr21" draw:text-style-name="P6" draw:layer="layout" svg:width="0.854cm" svg:height="0.456cm" svg:x="11.301cm" svg:y="4.277cm" svg:viewBox="0 0 855 457" draw:points="427,457 0,457 0,0 855,0 855,457">
            <text:p/>
          </draw:polygon>
          <draw:path draw:style-name="gr19" draw:text-style-name="P5" draw:layer="layout" svg:width="0.374cm" svg:height="0.207cm" svg:x="11.315cm" svg:y="4.417cm" svg:viewBox="0 0 375 208" svg:d="M27 176c-1 7-4 18-4 20 0 8 6 12 13 12 6 0 14-4 17-12 1-1 6-23 8-35l11-41c3-10 5-20 8-30 1-9 5-22 5-23 7-15 31-57 75-57 21 0 25 17 25 33 0 11-3 24-7 37l-13 53-9 36c-2 9-5 25-5 27 0 8 6 12 12 12 15 0 18-11 21-26 6-26 24-92 28-111 1-5 25-61 75-61 19 0 25 16 25 33 0 26-19 78-28 103-5 10-7 15-7 25 0 22 16 37 38 37 43 0 60-66 60-71 0-4-4-4-5-4-5 0-5 1-7 9-8 24-22 56-47 56-8 0-12-4-12-15s5-23 9-33c9-24 28-75 28-101 0-29-18-49-52-49s-58 20-75 45c-1-6-2-22-15-34-11-9-26-11-37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457cm" svg:x="11.725cm" svg:y="4.276cm" svg:viewBox="0 0 179 458" svg:d="M177 18c2-7 2-9 2-9 0-5-4-9-10-9-3 0-6 1-7 4l-160 437c-2 6-2 8-2 9 0 4 4 8 9 8 7 0 8-3 11-10z">
            <text:p/>
          </draw:path>
          <draw:path draw:style-name="gr19" draw:text-style-name="P5" draw:layer="layout" svg:width="0.182cm" svg:height="0.305cm" svg:x="11.95cm" svg:y="4.315cm" svg:viewBox="0 0 183 306" svg:d="M35 271l49-48c72-64 99-88 99-133 0-54-41-90-97-90-52 0-86 43-86 83 0 25 23 25 24 25 8 0 24-5 24-24 0-11-9-24-24-24-4 0-4 0-6 1 10-30 35-46 62-46 42 0 61 36 61 75 0 36-23 72-48 100l-88 98c-5 6-5 7-5 18h170l13-80h-12c-2 13-5 34-9 40-4 5-34 5-44 5z">
            <text:p/>
          </draw:path>
        </draw:g>
        <draw:g>
          <svg:title>TexMaths</svg:title>
          <svg:desc>13§display§m/2§svg§600§TRUE§</svg:desc>
          <draw:polygon draw:style-name="gr21" draw:text-style-name="P6" draw:layer="layout" svg:width="0.854cm" svg:height="0.456cm" svg:x="16.38cm" svg:y="4.221cm" svg:viewBox="0 0 855 457" draw:points="427,457 0,457 0,0 855,0 855,457">
            <text:p/>
          </draw:polygon>
          <draw:path draw:style-name="gr19" draw:text-style-name="P5" draw:layer="layout" svg:width="0.374cm" svg:height="0.207cm" svg:x="16.394cm" svg:y="4.361cm" svg:viewBox="0 0 375 208" svg:d="M27 176c-1 7-4 18-4 20 0 8 6 12 13 12 6 0 14-4 17-12 1-1 6-23 8-35l11-41c3-10 5-20 8-30 1-9 5-22 5-23 7-15 31-57 75-57 21 0 25 17 25 33 0 11-3 24-7 37l-13 53-9 36c-2 9-5 25-5 27 0 8 6 12 12 12 15 0 18-11 21-26 6-26 24-92 28-111 1-5 25-61 75-61 19 0 25 16 25 33 0 26-19 78-28 103-5 10-7 15-7 25 0 22 16 37 38 37 43 0 60-66 60-71 0-4-4-4-5-4-5 0-5 1-7 9-8 24-22 56-47 56-8 0-12-4-12-15s5-23 9-33c9-24 28-75 28-101 0-29-18-49-52-49s-58 20-75 45c-1-6-2-22-15-34-11-9-26-11-37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457cm" svg:x="16.804cm" svg:y="4.22cm" svg:viewBox="0 0 179 458" svg:d="M177 18c2-7 2-9 2-9 0-5-4-9-10-9-3 0-6 1-7 4l-160 437c-2 6-2 8-2 9 0 4 4 8 9 8 7 0 8-3 11-10z">
            <text:p/>
          </draw:path>
          <draw:path draw:style-name="gr19" draw:text-style-name="P5" draw:layer="layout" svg:width="0.182cm" svg:height="0.305cm" svg:x="17.029cm" svg:y="4.259cm" svg:viewBox="0 0 183 306" svg:d="M35 271l49-48c72-64 99-88 99-133 0-54-41-90-97-90-52 0-86 43-86 83 0 25 23 25 24 25 8 0 24-5 24-24 0-11-9-24-24-24-4 0-4 0-6 1 10-30 35-46 62-46 42 0 61 36 61 75 0 36-23 72-48 100l-88 98c-5 6-5 7-5 18h170l13-80h-12c-2 13-5 34-9 40-4 5-34 5-44 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12:39:20.051530390</meta:creation-date>
    <dc:date>2019-03-04T15:26:00.426258331</dc:date>
    <meta:editing-duration>PT22H7M8S</meta:editing-duration>
    <meta:editing-cycles>7</meta:editing-cycles>
    <meta:generator>LibreOffice/5.2.7.2$Linux_X86_64 LibreOffice_project/20m0$Build-2</meta:generator>
    <meta:document-statistic meta:object-count="238"/>
  </office:meta>
</office:document-meta>
</file>